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text-properties officeooo:rsid="0020ef87" officeooo:paragraph-rsid="0020ef87"/>
    </style:style>
    <style:style style:name="P3"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4"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5"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6"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7" style:family="paragraph" style:parent-style-name="Text_20_body">
      <style:text-properties officeooo:rsid="0020ef87" officeooo:paragraph-rsid="0020ef87"/>
    </style:style>
    <style:style style:name="P8" style:family="paragraph" style:parent-style-name="Text_20_body">
      <style:text-properties officeooo:rsid="00213c9d" officeooo:paragraph-rsid="00213c9d"/>
    </style:style>
    <style:style style:name="P9" style:family="paragraph" style:parent-style-name="Text_20_body">
      <style:text-properties officeooo:rsid="0021848d" officeooo:paragraph-rsid="0021848d"/>
    </style:style>
    <style:style style:name="P10" style:family="paragraph" style:parent-style-name="Text_20_body">
      <style:text-properties officeooo:rsid="002279cd" officeooo:paragraph-rsid="002279cd"/>
    </style:style>
    <style:style style:name="P11" style:family="paragraph" style:parent-style-name="Text_20_body">
      <style:text-properties officeooo:rsid="00264886" officeooo:paragraph-rsid="002c17b0"/>
    </style:style>
    <style:style style:name="P12" style:family="paragraph" style:parent-style-name="Text_20_body">
      <style:text-properties officeooo:rsid="002c17b0" officeooo:paragraph-rsid="002279cd"/>
    </style:style>
    <style:style style:name="P13" style:family="paragraph" style:parent-style-name="Text_20_body">
      <style:text-properties officeooo:rsid="002d169a" officeooo:paragraph-rsid="002d169a"/>
    </style:style>
    <style:style style:name="P14" style:family="paragraph" style:parent-style-name="Heading_20_2">
      <style:text-properties officeooo:rsid="0020ef87" officeooo:paragraph-rsid="0020ef87"/>
    </style:style>
    <style:style style:name="P15" style:family="paragraph" style:parent-style-name="Heading_20_2">
      <style:text-properties officeooo:rsid="00213c9d" officeooo:paragraph-rsid="00213c9d"/>
    </style:style>
    <style:style style:name="P16" style:family="paragraph" style:parent-style-name="Heading_20_2">
      <style:text-properties officeooo:rsid="0021848d" officeooo:paragraph-rsid="0021848d"/>
    </style:style>
    <style:style style:name="P17" style:family="paragraph" style:parent-style-name="Heading_20_2">
      <style:text-properties officeooo:rsid="002279cd" officeooo:paragraph-rsid="002279cd"/>
    </style:style>
    <style:style style:name="P18" style:family="paragraph" style:parent-style-name="Heading_20_2">
      <style:text-properties officeooo:rsid="002279cd" officeooo:paragraph-rsid="00264886"/>
    </style:style>
    <style:style style:name="P19" style:family="paragraph" style:parent-style-name="Heading_20_2">
      <style:text-properties officeooo:rsid="00300794" officeooo:paragraph-rsid="00300794"/>
    </style:style>
    <style:style style:name="P20" style:family="paragraph" style:parent-style-name="Text_20_body" style:list-style-name="L2">
      <style:text-properties officeooo:rsid="00213c9d" officeooo:paragraph-rsid="00213c9d"/>
    </style:style>
    <style:style style:name="P21" style:family="paragraph" style:parent-style-name="Text_20_body">
      <style:text-properties officeooo:rsid="00213c9d" officeooo:paragraph-rsid="00213c9d"/>
    </style:style>
    <style:style style:name="P22" style:family="paragraph" style:parent-style-name="Text_20_body" style:list-style-name="L3">
      <style:text-properties officeooo:rsid="002ac8ef" officeooo:paragraph-rsid="002ac8ef"/>
    </style:style>
    <style:style style:name="P23" style:family="paragraph" style:parent-style-name="Text_20_body" style:list-style-name="L5">
      <style:text-properties officeooo:rsid="0023b33e" officeooo:paragraph-rsid="0023b33e"/>
    </style:style>
    <style:style style:name="P24" style:family="paragraph" style:parent-style-name="Text_20_body" style:list-style-name="L5">
      <style:text-properties officeooo:rsid="0024be7f" officeooo:paragraph-rsid="0024be7f"/>
    </style:style>
    <style:style style:name="P25" style:family="paragraph" style:parent-style-name="Text_20_body">
      <style:text-properties officeooo:rsid="00264886" officeooo:paragraph-rsid="002c17b0"/>
    </style:style>
    <style:style style:name="P26" style:family="paragraph" style:parent-style-name="Text_20_body">
      <style:text-properties officeooo:rsid="002c17b0" officeooo:paragraph-rsid="002d169a"/>
    </style:style>
    <style:style style:name="P27" style:family="paragraph" style:parent-style-name="Text_20_body">
      <style:text-properties officeooo:rsid="002c17b0" officeooo:paragraph-rsid="002c17b0"/>
    </style:style>
    <style:style style:name="P28" style:family="paragraph" style:parent-style-name="Text_20_body" style:list-style-name="L3">
      <style:text-properties officeooo:rsid="00300794" officeooo:paragraph-rsid="00300794"/>
    </style:style>
    <style:style style:name="P29" style:family="paragraph" style:parent-style-name="Text_20_body">
      <style:text-properties officeooo:rsid="00300794" officeooo:paragraph-rsid="00309a65"/>
    </style:style>
    <style:style style:name="P30" style:family="paragraph" style:parent-style-name="Text_20_body">
      <style:text-properties officeooo:rsid="00309a65" officeooo:paragraph-rsid="00309a65"/>
    </style:style>
    <style:style style:name="P31" style:family="paragraph" style:parent-style-name="Text_20_body">
      <style:text-properties officeooo:rsid="0031c2f6" officeooo:paragraph-rsid="0031c2f6"/>
    </style:style>
    <style:style style:name="P32" style:family="paragraph" style:parent-style-name="Text_20_body" style:list-style-name="L5">
      <style:text-properties officeooo:rsid="00322f52" officeooo:paragraph-rsid="00322f52"/>
    </style:style>
    <style:style style:name="P33" style:family="paragraph" style:parent-style-name="Text_20_body">
      <style:text-properties officeooo:rsid="0032980c" officeooo:paragraph-rsid="0032980c"/>
    </style:style>
    <style:style style:name="P34" style:family="paragraph" style:parent-style-name="Text_20_body">
      <style:text-properties officeooo:rsid="003475c6" officeooo:paragraph-rsid="003475c6"/>
    </style:style>
    <style:style style:name="P35" style:family="paragraph" style:parent-style-name="Text_20_body" style:list-style-name="L7">
      <style:text-properties officeooo:rsid="003475c6" officeooo:paragraph-rsid="003475c6"/>
    </style:style>
    <style:style style:name="P36" style:family="paragraph" style:parent-style-name="Text_20_body">
      <style:text-properties officeooo:rsid="003620f2" officeooo:paragraph-rsid="003620f2"/>
    </style:style>
    <style:style style:name="P37" style:family="paragraph" style:parent-style-name="Text_20_body" style:list-style-name="L6">
      <style:paragraph-properties fo:margin-top="0in" fo:margin-bottom="0in" loext:contextual-spacing="false"/>
      <style:text-properties officeooo:rsid="00264886" officeooo:paragraph-rsid="00264886"/>
    </style:style>
    <style:style style:name="P38" style:family="paragraph" style:parent-style-name="Text_20_body" style:list-style-name="L6">
      <style:paragraph-properties fo:margin-top="0in" fo:margin-bottom="0in" loext:contextual-spacing="false"/>
      <style:text-properties officeooo:rsid="00264886" officeooo:paragraph-rsid="00267787"/>
    </style:style>
    <style:style style:name="P39" style:family="paragraph" style:parent-style-name="Text_20_body" style:list-style-name="L6">
      <style:paragraph-properties fo:margin-top="0in" fo:margin-bottom="0in" loext:contextual-spacing="false"/>
      <style:text-properties officeooo:rsid="00264886" officeooo:paragraph-rsid="0027348a"/>
    </style:style>
    <style:style style:name="P40" style:family="paragraph" style:parent-style-name="Text_20_body" style:list-style-name="L6">
      <style:paragraph-properties fo:margin-top="0in" fo:margin-bottom="0in" loext:contextual-spacing="false"/>
      <style:text-properties officeooo:rsid="00264886" officeooo:paragraph-rsid="002917bc"/>
    </style:style>
    <style:style style:name="P41" style:family="paragraph" style:parent-style-name="Text_20_body" style:list-style-name="L6">
      <style:paragraph-properties fo:margin-top="0in" fo:margin-bottom="0in" loext:contextual-spacing="false"/>
      <style:text-properties officeooo:rsid="00264886" officeooo:paragraph-rsid="0029b1e6"/>
    </style:style>
    <style:style style:name="P42" style:family="paragraph" style:parent-style-name="Text_20_body" style:list-style-name="L6">
      <style:paragraph-properties fo:margin-top="0in" fo:margin-bottom="0in" loext:contextual-spacing="false"/>
      <style:text-properties officeooo:rsid="00264886" officeooo:paragraph-rsid="002c17b0"/>
    </style:style>
    <style:style style:name="P43" style:family="paragraph" style:parent-style-name="Text_20_body" style:list-style-name="L6">
      <style:paragraph-properties fo:margin-top="0in" fo:margin-bottom="0in" loext:contextual-spacing="false"/>
      <style:text-properties fo:font-weight="bold" officeooo:rsid="00264886" officeooo:paragraph-rsid="0027348a" style:font-weight-asian="bold" style:font-weight-complex="bold"/>
    </style:style>
    <style:style style:name="P44" style:family="paragraph" style:parent-style-name="Standard">
      <style:text-properties officeooo:rsid="002078ce" officeooo:paragraph-rsid="002078ce"/>
    </style:style>
    <style:style style:name="P45" style:family="paragraph" style:parent-style-name="Standard" style:list-style-name="L1">
      <style:text-properties officeooo:rsid="0020ef87" officeooo:paragraph-rsid="0020ef87"/>
    </style:style>
    <style:style style:name="P46" style:family="paragraph" style:parent-style-name="Standard" style:list-style-name="L4">
      <style:paragraph-properties fo:margin-top="0.1in" fo:margin-bottom="0.1in" loext:contextual-spacing="false"/>
      <style:text-properties officeooo:rsid="0019dd06" officeooo:paragraph-rsid="0019dd06"/>
    </style:style>
    <style:style style:name="P47"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T1" style:family="text">
      <style:text-properties officeooo:rsid="0019dd06"/>
    </style:style>
    <style:style style:name="T2" style:family="text">
      <style:text-properties officeooo:rsid="001d3105"/>
    </style:style>
    <style:style style:name="T3" style:family="text">
      <style:text-properties officeooo:rsid="00213c9d"/>
    </style:style>
    <style:style style:name="T4" style:family="text">
      <style:text-properties fo:font-weight="bold" style:font-weight-asian="bold" style:font-weight-complex="bold"/>
    </style:style>
    <style:style style:name="T5" style:family="text">
      <style:text-properties fo:font-weight="bold" officeooo:rsid="00267787" style:font-weight-asian="bold" style:font-weight-complex="bold"/>
    </style:style>
    <style:style style:name="T6" style:family="text">
      <style:text-properties fo:font-weight="bold" officeooo:rsid="0027348a" style:font-weight-asian="bold" style:font-weight-complex="bold"/>
    </style:style>
    <style:style style:name="T7" style:family="text">
      <style:text-properties fo:font-weight="bold" officeooo:rsid="002917bc" style:font-weight-asian="bold" style:font-weight-complex="bold"/>
    </style:style>
    <style:style style:name="T8" style:family="text">
      <style:text-properties fo:font-weight="bold" officeooo:rsid="002c17b0" style:font-weight-asian="bold" style:font-weight-complex="bold"/>
    </style:style>
    <style:style style:name="T9" style:family="text">
      <style:text-properties fo:font-weight="bold" officeooo:rsid="0029b1e6" style:font-weight-asian="bold" style:font-weight-complex="bold"/>
    </style:style>
    <style:style style:name="T10" style:family="text">
      <style:text-properties officeooo:rsid="0023b33e"/>
    </style:style>
    <style:style style:name="T11" style:family="text">
      <style:text-properties officeooo:rsid="00264886"/>
    </style:style>
    <style:style style:name="T12" style:family="text">
      <style:text-properties officeooo:rsid="00267787"/>
    </style:style>
    <style:style style:name="T13" style:family="text">
      <style:text-properties officeooo:rsid="0027348a"/>
    </style:style>
    <style:style style:name="T14" style:family="text">
      <style:text-properties officeooo:rsid="002917bc"/>
    </style:style>
    <style:style style:name="T15" style:family="text">
      <style:text-properties officeooo:rsid="0029b1e6"/>
    </style:style>
    <style:style style:name="T16" style:family="text">
      <style:text-properties officeooo:rsid="002c17b0"/>
    </style:style>
    <style:style style:name="T17" style:family="text">
      <style:text-properties officeooo:rsid="002d34de"/>
    </style:style>
    <style:style style:name="T18" style:family="text">
      <style:text-properties officeooo:rsid="00309a65"/>
    </style:style>
    <style:style style:name="T19" style:family="text">
      <style:text-properties officeooo:rsid="0031c2f6"/>
    </style:style>
    <style:style style:name="T20" style:family="text">
      <style:text-properties officeooo:rsid="0032980c"/>
    </style:style>
    <style:style style:name="T21" style:family="text">
      <style:text-properties officeooo:rsid="003475c6"/>
    </style:style>
    <style:style style:name="T22" style:family="text">
      <style:text-properties officeooo:rsid="003620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17">Reference</text:span></text:p>
      <text:p text:style-name="P1"/>
      <text:h text:style-name="Heading_20_1" text:outline-level="1">User Manual</text:h>
      <text:p text:style-name="P44">This section provides basic information for using pyxtal.</text:p>
      <text:h text:style-name="P14" text:outline-level="2">Selecting Images</text:h>
      <text:p text:style-name="P7">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2">Pyxtal only supports processing a single type of file at a time. <text:s/>The type of file is selected by the user:</text:p>
      <text:list xml:id="list3192306330" text:style-name="L1">
        <text:list-item>
          <text:p text:style-name="P45"><text:span text:style-name="T4">Image file:</text:span> read<text:span text:style-name="T17">s</text:span> a gray scale image (tested with .tif files, but should work with other types). Available user options: Dark Spheres, Sphere Size (must enter a number, in pixels), and Periodic Boundaries (not yet implemented).</text:p>
        </text:list-item>
        <text:list-item>
          <text:p text:style-name="P45"><text:span text:style-name="T4">gsd particles:</text:span> Reads a gsd trajectory file, and analyzes the positions of all individual particles. Available user options: Frames <text:span text:style-name="T3">(“snapshots”) </text:span>to process, and Periodic Boundaries (not yet implemented).</text:p>
        </text:list-item>
        <text:list-item>
          <text:p text:style-name="P45"><text:span text:style-name="T4">gsd assemblies:</text:span> <text:span text:style-name="T21">(not yet implemented) Will read a gsd trajectory file, and look for assemblies of a particular type (typically ‘A’ or ‘B’) of particle. <text:s/>Looks for groups of particles of approximate size given by the Sphere Size option. <text:s/>Other user options: Frames to process.</text:span></text:p>
        </text:list-item>
      </text:list>
      <text:p text:style-name="P2"/>
      <text:h text:style-name="P15" text:outline-level="2">Output File Options</text:h>
      <text:p text:style-name="P8">This section of the user interface controls what image files are written as output. <text:s/><text:span text:style-name="T20">None of this is implemented</text:span> yet; currently no output files are written.</text:p>
      <text:p text:style-name="P33">The output image size will be specified <text:span text:style-name="T21">by the user</text:span>. <text:s/>The user gives a single number corresponding to the width of the output image(s) in pixels. <text:s/>If a negative number is entered, the output image size will be that multiple of the input image size. <text:s/>(That is, an 800 x 600 input image, with output image of -2 will give a 1600 x 1200 output image.)</text:p>
      <text:h text:style-name="P15" text:outline-level="2">Analysis</text:h>
      <text:p text:style-name="P8">Th<text:span text:style-name="T17">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15" text:outline-level="2"><text:soft-page-break/>Window Control</text:h>
      <text:p text:style-name="P8">This section <text:span text:style-name="T17">of the user interface </text:span>controls the behavior of the user interface with respect to multiple windows. <text:s/>Hit the “Go” button to start processing files; each file opens up it’s own viewer window.</text:p>
      <text:list xml:id="list514815292" text:style-name="L2">
        <text:list-item>
          <text:p text:style-name="P20">Retain Windows: whether to retain or destroy each image window after the files are processed. </text:p>
        </text:list-item>
        <text:list-item>
          <text:p text:style-name="P20">Lock views: “views” selected in one viewer window (which image and annotations to display) are transferred to other windows when they gain focus; useful for comparing two images. <text:s/>Not yet implemented.</text:p>
        </text:list-item>
        <text:list-item>
          <text:p text:style-name="P20">Lock zoom: the magnification and translation of an image in the active window are transferred to other windows when they gain focus. <text:s/>Again, useful for comparing two images. Not yet implemented.</text:p>
        </text:list-item>
      </text:list>
      <text:h text:style-name="P16" text:outline-level="2">Using the Viewer Window</text:h>
      <text:p text:style-name="P9">When a viewer window opens, displaying a file, various images and annotations can be selected. <text:s/>These are mostly self-explanatory; go ahead and mess with them to see. <text:s/>Trajectories will display on each image a particle’s path over all of the frames, but is not yet implemented. <text:s/>Show stats will display basic information on spheres, bonds, and crystal defects, but is not yet implemented.</text:p>
      <text:list xml:id="list3046438241" text:style-name="L3">
        <text:list-item>
          <text:p text:style-name="P22">Zoom the image using the mouse wheel. <text:s/></text:p>
        </text:list-item>
        <text:list-item>
          <text:p text:style-name="P22">Move the image by clicking and dragging it. <text:s/></text:p>
        </text:list-item>
        <text:list-item>
          <text:p text:style-name="P22">Double click on the image to recenter it in its original position at its original magnification. </text:p>
        </text:list-item>
        <text:list-item>
          <text:p text:style-name="P28">Use right and left arrow keys to flip through multiple viewer windows in order. </text:p>
        </text:list-item>
      </text:list>
      <text:h text:style-name="Heading_20_1" text:outline-level="1">Programming Reference</text:h>
      <text:p text:style-name="P6">This section is designed to be a guide to the structure of the Pyxtal program. <text:s/>Anyone attempting to make changes to the program should read this part first.</text:p>
      <text:p text:style-name="P6">P<text:span text:style-name="T1">yxtal is coded in Python, and has only been tested in version 3.6.6. <text:s/>It also uses various bits of the libraries numpy, scipy, matplotlib, tkinter, and gsd, in addition to the standard python librarie</text:span>s; presumably these will need to be installed in order for pyxtal to work.</text:p>
      <text:h text:style-name="P19" text:outline-level="2">Images, plots, and coordinates</text:h>
      <text:p text:style-name="P29"><text:span text:style-name="T18">Although Pyxtal was designed with the idea of using input data from either image files or gsd trajectory files, the program inherited some of its design philosophy from its predecessor (“collidl”, written in IDL), which was </text:span>designed to handle input only from <text:span text:style-name="T18">microscope </text:span>images. <text:s/></text:p>
      <text:p text:style-name="P29"><text:span text:style-name="T18">When reading input from image files, the image itself provides the natural coordinate system, ranging from 0,0 to the x and y size of the image in pixels. <text:s/>Spheres are guaranteed to be at least several pixels wide. <text:s/>Pyxtal uses matplotlib to display the original image in the viewer (using imshow()), and adds </text:span><text:soft-page-break/><text:span text:style-name="T18">various other scatter, line, and circle plots for annotations. <text:s/>The orientation field is also an image, created using the same pixel range as the original image.</text:span></text:p>
      <text:p text:style-name="P30">Pyxtal maintains much of this philosophy even when analyzing gsd images. <text:s/>Although hoomd typically (always?) puts the center of its simulation box at the origin, Pyxtal performs a shift to put the lower left corner of the box at the origin instead. <text:s/>And while the default particle size in hoomd is a diameter of 1 (which tends to roughly equal the lattice constant too) , Pyxtal multiplies this and all other dimensions by an arbitrary scale factor (currently hard-coded at 10). <text:s/>This means that <text:span text:style-name="T19">the size of the image created for the orientation field is 10 times the original hoomd box size.</text:span></text:p>
      <text:p text:style-name="P31">For analyzing assemblies of hoomd particles from gsd files (for block copolymer spherical domains), using the original hoomd box size may make sense again. <text:s/>It’s not implemented yet.</text:p>
      <text:h text:style-name="Heading_20_2" text:outline-level="2">PAGE</text:h>
      <text:p text:style-name="P4"><text:span text:style-name="T2">The user interfaces of Pyxtal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more instances of the same GUI class, as with multiple viewer objects for different image files. <text:s/>As another example, many of the attributes of the viewer are declared outside of the class.</text:span></text:p>
      <text:p text:style-name="P5">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3">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3572561074" text:style-name="L4">
        <text:list-item>
          <text:p text:style-name="P46">The supporting code should NOT be regenerated in PAGE, ever. <text:s/>It has changed too much from PAGE’S original version for the new code to be of any use.</text:p>
        </text:list-item>
        <text:list-item>
          <text:p text:style-name="P46">If the GUI code is regenerated, then various changes I made to it will have to be put back in, by hand. <text:s/>(Presumably, one should use diff or something to compare the new code to the old code, and select bits accordingly.</text:p>
        </text:list-item>
      </text:list>
      <text:h text:style-name="P17" text:outline-level="2"><text:soft-page-break/>Brief description of Pyxtal Main Window (pmw) object</text:h>
      <text:p text:style-name="P10">The pmw object is the tk<text:span text:style-name="T11">inter</text:span> window automatically created on running the application. <text:s/><text:span text:style-name="T10">Some of the object’s attributes are set at creation, others are added after creation. <text:s/>Most of the attributes of object are <text:s/>self explanatory based on their names, but a few quirks deserve a little explanation here.</text:span></text:p>
      <text:list xml:id="list1632711928" text:style-name="L5">
        <text:list-item>
          <text:p text:style-name="P23"><text:span text:style-name="T4">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 <text:s/><text:span text:style-name="T21">For image inputs, sphereSize is specified by the user. <text:s/>For gsd file inputs, the sphereSize will eventually be read from the gsd file, but is currently hardcoded to 1.</text:span></text:p>
        </text:list-item>
        <text:list-item>
          <text:p text:style-name="P24"><text:span text:style-name="T4">pmw.filelist</text:span> is a list of filenames to be processed. <text:s/><text:span text:style-name="T4">pmw.viewers</text:span> is a list of the viewer objects generated for each file when the Go button is hit.</text:p>
        </text:list-item>
        <text:list-item>
          <text:p text:style-name="P32"><text:span text:style-name="T4">pmw.top:</text:span> the tkinter root window. </text:p>
        </text:list-item>
      </text:list>
      <text:h text:style-name="P18" text:outline-level="2">Brief description of Pyxtal Viewer object</text:h>
      <text:p text:style-name="P11">For each file processed, a pyxtal viewer object is created. <text:s/>It is a tkinter toplevel window with lots of other widgets, and also includes as attributes many variables and bits of data that are created along the way. <text:s/></text:p>
      <text:p text:style-name="P11">Below is a complete (I think) list of attributes, where I’ve described the ones that warrant some explanation:</text:p>
      <text:list xml:id="list4171751040" text:style-name="L6">
        <text:list-item>
          <text:p text:style-name="P37"><text:span text:style-name="T4">annotationsframe</text:span>:</text:p>
        </text:list-item>
        <text:list-item>
          <text:p text:style-name="P37"><text:span text:style-name="T4">ax:</text:span> The axes of the plot, created by pyplot.</text:p>
        </text:list-item>
        <text:list-item>
          <text:p text:style-name="P38"><text:span text:style-name="T5">c</text:span><text:span text:style-name="T4">anvWidget</text:span>:</text:p>
        </text:list-item>
        <text:list-item>
          <text:p text:style-name="P38"><text:span text:style-name="T4">circlesCheck</text:span>:</text:p>
        </text:list-item>
        <text:list-item>
          <text:p text:style-name="P38"><text:span text:style-name="T4">corners</text:span>: <text:span text:style-name="T12">A 2D ndarray of the current axes limits: [ [xmin, ymin], [xmax, ymax]].</text:span></text:p>
        </text:list-item>
        <text:list-item>
          <text:p text:style-name="P38"><text:span text:style-name="T5">d</text:span><text:span text:style-name="T4">efectsCheck</text:span>:</text:p>
        </text:list-item>
        <text:list-item>
          <text:p text:style-name="P39"><text:span text:style-name="T4">fig</text:span>: <text:span text:style-name="T13">the figure containing all the plots, created by pyplot.</text:span></text:p>
        </text:list-item>
        <text:list-item>
          <text:p text:style-name="P39"><text:span text:style-name="T4">filename</text:span>: <text:span text:style-name="T13">the string of the base filename (no path) being processed.</text:span></text:p>
        </text:list-item>
        <text:list-item>
          <text:p text:style-name="P43">filteredButton:</text:p>
        </text:list-item>
        <text:list-item>
          <text:p text:style-name="P39"><text:span text:style-name="T4">idx</text:span>: <text:span text:style-name="T13">the index (0 to number of files) of the file being processed. <text:s/></text:span></text:p>
        </text:list-item>
        <text:list-item>
          <text:p text:style-name="P39"><text:span text:style-name="T4">image</text:span>: <text:span text:style-name="T13">the raw image as read from the file.</text:span></text:p>
        </text:list-item>
        <text:list-item>
          <text:p text:style-name="P39"><text:span text:style-name="T4">imageframe</text:span>: <text:span text:style-name="T13">the frame that holds the controls for the image (raw, filtered, etc.)</text:span></text:p>
        </text:list-item>
        <text:list-item>
          <text:p text:style-name="P39"><text:span text:style-name="T4">imgCanvas</text:span>: <text:span text:style-name="T13">the tkinter canvas that holds all the matplotlib plots.</text:span></text:p>
        </text:list-item>
        <text:list-item>
          <text:p text:style-name="P39"><text:span text:style-name="T4">imgshape</text:span>: <text:span text:style-name="T13">the size [x, y] of the image.</text:span></text:p>
        </text:list-item>
        <text:list-item>
          <text:p text:style-name="P39"><text:span text:style-name="T4">inv_image</text:span>: <text:span text:style-name="T13">the inverted image (black on white instead of white on black).</text:span></text:p>
        </text:list-item>
        <text:list-item>
          <text:p text:style-name="P39"><text:span text:style-name="T6">i</text:span><text:span text:style-name="T4">nvertCheck</text:span>: </text:p>
        </text:list-item>
        <text:list-item>
          <text:p text:style-name="P39"><text:span text:style-name="T4">invertImage:</text:span> </text:p>
        </text:list-item>
        <text:list-item>
          <text:p text:style-name="P39"><text:soft-page-break/><text:span text:style-name="T4">locations</text:span>: <text:span text:style-name="T13">a 2D ndarray of the x,y coordinates of all the particles (or spheres).</text:span></text:p>
        </text:list-item>
        <text:list-item>
          <text:p text:style-name="P39"><text:span text:style-name="T6">m</text:span><text:span text:style-name="T4">ousebuttondown</text:span>: <text:span text:style-name="T13">whether the left mouse button is already currently down.</text:span></text:p>
        </text:list-item>
        <text:list-item>
          <text:p text:style-name="P39"><text:span text:style-name="T4">noneButton</text:span>: </text:p>
        </text:list-item>
        <text:list-item>
          <text:p text:style-name="P39"><text:span text:style-name="T4">orientationCheck</text:span>: </text:p>
        </text:list-item>
        <text:list-item>
          <text:p text:style-name="P39"><text:span text:style-name="T4">plt_angleimg:</text:span> <text:span text:style-name="T13">plot of the orientation image.</text:span></text:p>
        </text:list-item>
        <text:list-item>
          <text:p text:style-name="P39"><text:span text:style-name="T4">plt_circles: </text:span><text:span text:style-name="T13">plot of circles drawn around all particles.</text:span></text:p>
        </text:list-item>
        <text:list-item>
          <text:p text:style-name="P39"><text:span text:style-name="T4">plt_disc: </text:span><text:span text:style-name="T13">plot of all disclinations.</text:span></text:p>
        </text:list-item>
        <text:list-item>
          <text:p text:style-name="P39"><text:span text:style-name="T4">plt_rawimg:</text:span> <text:span text:style-name="T13">plot of the raw image, or circles of the particles if gsd particles.</text:span></text:p>
        </text:list-item>
        <text:list-item>
          <text:p text:style-name="P39"><text:span text:style-name="T4">plt_triang:</text:span> <text:span text:style-name="T13">plot of blue lines for the triangulation</text:span></text:p>
        </text:list-item>
        <text:list-item>
          <text:p text:style-name="P39"><text:span text:style-name="T4">pmw:</text:span> <text:span text:style-name="T13">the pyxtal main window object that created the viewer. <text:s/>Used to refer back to global attributes like pmw.sphereSize, etc.</text:span></text:p>
        </text:list-item>
        <text:list-item>
          <text:p text:style-name="P39"><text:span text:style-name="T4">prev_button_time:</text:span> <text:span text:style-name="T13">The time at which the mouse button was last pressed, used to detect double clicks.</text:span></text:p>
        </text:list-item>
        <text:list-item>
          <text:p text:style-name="P39"><text:span text:style-name="T4">rawButton</text:span>: </text:p>
        </text:list-item>
        <text:list-item>
          <text:p text:style-name="P40"><text:span text:style-name="T4">rgbimg</text:span>: <text:span text:style-name="T14">the image data (rgb) for the orientation field.</text:span></text:p>
        </text:list-item>
        <text:list-item>
          <text:p text:style-name="P40"><text:span text:style-name="T4">ShowCircles</text:span>:</text:p>
        </text:list-item>
        <text:list-item>
          <text:p text:style-name="P40"><text:span text:style-name="T4">showDefects</text:span>: </text:p>
        </text:list-item>
        <text:list-item>
          <text:p text:style-name="P40"><text:span text:style-name="T4">showOrientation</text:span>: </text:p>
        </text:list-item>
        <text:list-item>
          <text:p text:style-name="P40"><text:span text:style-name="T4">showStats</text:span>: <text:span text:style-name="T14">Display a separate window with basic counts of particles, bonds, and defects.</text:span></text:p>
        </text:list-item>
        <text:list-item>
          <text:p text:style-name="P40"><text:span text:style-name="T4">showTraject</text:span>: <text:span text:style-name="T14">Show the path of a particle over many frames.</text:span></text:p>
        </text:list-item>
        <text:list-item>
          <text:p text:style-name="P40"><text:span text:style-name="T7">s</text:span><text:span text:style-name="T4">howTriang</text:span>:</text:p>
        </text:list-item>
        <text:list-item>
          <text:p text:style-name="P40"><text:span text:style-name="T4">statsCheck</text:span>:</text:p>
        </text:list-item>
        <text:list-item>
          <text:p text:style-name="P40"><text:span text:style-name="T4">top</text:span>: <text:span text:style-name="T14">the toplevel tkinter object of the viewer, used to set the title and destroy the window.</text:span></text:p>
        </text:list-item>
        <text:list-item>
          <text:p text:style-name="P40"><text:span text:style-name="T4">trajectCheck</text:span>: </text:p>
        </text:list-item>
        <text:list-item>
          <text:p text:style-name="P41"><text:span text:style-name="T4">tri</text:span>: <text:span text:style-name="T15">A whole tree of stuff related to the triangulation, mostly created by the scipy.delaunay function, but with some new attributes added by me. <text:s/>I’ll list only the stuff I added here, below.</text:span></text:p>
        </text:list-item>
        <text:list-item>
          <text:p text:style-name="P42"><text:span text:style-name="T8">tri.b</text:span><text:span text:style-name="T4">ondsangle: </text:span><text:span text:style-name="T16">the angle (0 to pi/3) of each bond.</text:span></text:p>
        </text:list-item>
        <text:list-item>
          <text:p text:style-name="P42"><text:span text:style-name="T8">tri.</text:span><text:span text:style-name="T4">bondsl:</text:span> <text:span text:style-name="T16">the length of each bond.</text:span></text:p>
        </text:list-item>
        <text:list-item>
          <text:p text:style-name="P42"><text:span text:style-name="T8">tri.</text:span><text:span text:style-name="T4">bondsx:</text:span> <text:span text:style-name="T16">x position of each bond.</text:span></text:p>
        </text:list-item>
        <text:list-item>
          <text:p text:style-name="P42"><text:span text:style-name="T8">tri.</text:span><text:span text:style-name="T4">bondsy:</text:span> <text:span text:style-name="T16">y position of each bond.</text:span></text:p>
        </text:list-item>
        <text:list-item>
          <text:p text:style-name="P42"><text:span text:style-name="T8">tri.</text:span><text:span text:style-name="T4">cnum:</text:span> <text:span text:style-name="T16">the coordination number (# of neighbors) of each vertex.</text:span></text:p>
        </text:list-item>
        <text:list-item>
          <text:p text:style-name="P42"><text:span text:style-name="T8">tri.</text:span><text:span text:style-name="T4">disc: </text:span><text:span text:style-name="T16">the index of each vertex that has cnum not equal to six.</text:span></text:p>
        </text:list-item>
        <text:list-item>
          <text:p text:style-name="P42"><text:span text:style-name="T8">tri.</text:span><text:span text:style-name="T4">outer_vertices:</text:span> <text:span text:style-name="T16">the index of each vertex that is on the outside of the triangulation.</text:span></text:p>
        </text:list-item>
        <text:list-item>
          <text:p text:style-name="P42"><text:span text:style-name="T8">tri.</text:span><text:span text:style-name="T4">points:</text:span> <text:span text:style-name="T16">the original input points, identical to viewer.locations.</text:span></text:p>
        </text:list-item>
        <text:list-item>
          <text:p text:style-name="P41"><text:span text:style-name="T9">t</text:span><text:span text:style-name="T4">riangulationCheck</text:span>: </text:p>
        </text:list-item>
        <text:list-item>
          <text:p text:style-name="P41"><text:span text:style-name="T4">whichImage</text:span>: </text:p>
        </text:list-item>
        <text:list-item>
          <text:p text:style-name="P41"><text:span text:style-name="T4">zoom</text:span>: <text:span text:style-name="T15">the ratio by which the current image is zoomed.</text:span></text:p>
        </text:list-item>
      </text:list>
      <text:p text:style-name="P12"/>
      <text:h text:style-name="Heading_20_2" text:outline-level="2">Description of sphere detection algorithms</text:h>
      <text:p text:style-name="P26">For input files that are images, I found the locations using the trackpy.locate function of the trackpy package, written and maintained by the Trackpy soft matter group.</text:p>
      <text:p text:style-name="P26"><text:soft-page-break/>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p>
      <text:h text:style-name="Heading_20_2" text:outline-level="2">Description of dislocation algorithm</text:h>
      <text:p text:style-name="P27"><text:span text:style-name="T21">[Not implemented yet, but this section written as if it has been.] <text:s/>Two neighboring disclinations of opposite signs (say, one with 5 neighbors and one with 7 neighbors) form a dislocation. <text:s/>Pyxtal detects these neighboring pairs and denotes them with a connecting yellow bar between them. <text:s/>Disclinations that are not paired up this way are denoted with an additional red or green circle around them.</text:span></text:p>
      <text:p text:style-name="P34">The simplest way to do this pairing would be to simply look for a “5” next to a “7”, and pair them together. <text:s/>But it gets a little more complicated when there’s a line of 5’s and 7’s, like this:</text:p>
      <text:p text:style-name="P34"><text:tab/>5 <text:s/>7 <text:s/>5 <text:s/>7</text:p>
      <text:p text:style-name="P34">If you happen to start by pairing the middle two together (“5 <text:s/>7–5 <text:s/>7”), then you end up with two “unpaired” disclinations on the ends. <text:s/>A more sensible grouping would be “5–7 <text:s/>5–7”. <text:s/>Pyxtal accomplishes this using a recursive algorithm. <text:s/>It starts by simply trying to pair each disclination with a neighbor, and it may indeed start by pairing this group as “5 <text:s/>7–5 <text:s/>7”. <text:s/>But when it tries to find a “mate” for the 5 on the end, it has to look a little harder:</text:p>
      <text:list xml:id="list2607868877" text:style-name="L7">
        <text:list-item>
          <text:p text:style-name="P35">First, it looks for a neighboring unpaired 7 (or greater).</text:p>
        </text:list-item>
        <text:list-item>
          <text:p text:style-name="P35">If unsuccessful, it tries to pair with the 7 that is already paired to the other 5. <text:s/>It can only do this if the 7 can break way from the other 5… and it can only do that if the other 5 can find another mate as well. <text:s/>In this case, it can be done: the other 5 pairs with the 7 on the end, and everybody ends up happy.</text:p>
        </text:list-item>
      </text:list>
      <text:p text:style-name="P34">Things get even more complicated when you consider vertices on the edge, which often appear as disclinations since their real neighbors were clipped by the edges of the image. <text:s/><text:span text:style-name="T22">A disclination that is neighbors an “edge” disclination can always be paired with it, though Pyxtal will first attempt to pair it using only non-edge disclinations.</text:span></text:p>
      <text:p text:style-name="P3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0-29T10:44:11.064373399</dc:date>
    <meta:editing-duration>PT2H29M21S</meta:editing-duration>
    <meta:editing-cycles>18</meta:editing-cycles>
    <meta:document-statistic meta:table-count="0" meta:image-count="0" meta:object-count="0" meta:page-count="6" meta:paragraph-count="110" meta:word-count="2535" meta:character-count="14673" meta:non-whitespace-character-count="12236"/>
  </office:meta>
</office:document-meta>
</file>